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66b7" officeooo:paragraph-rsid="001f5a60"/>
    </style:style>
    <style:style style:name="P2" style:family="paragraph" style:parent-style-name="Standard">
      <style:text-properties officeooo:rsid="001f2475" officeooo:paragraph-rsid="001f5a60"/>
    </style:style>
    <style:style style:name="P3" style:family="paragraph" style:parent-style-name="Standard">
      <style:text-properties officeooo:rsid="001f2475" officeooo:paragraph-rsid="0026eca5"/>
    </style:style>
    <style:style style:name="P4" style:family="paragraph" style:parent-style-name="Standard">
      <style:text-properties officeooo:rsid="001f5a60" officeooo:paragraph-rsid="001f5a60"/>
    </style:style>
    <style:style style:name="P5" style:family="paragraph" style:parent-style-name="Standard">
      <style:text-properties officeooo:rsid="001f5a60" officeooo:paragraph-rsid="0022b02f"/>
    </style:style>
    <style:style style:name="P6" style:family="paragraph" style:parent-style-name="Standard">
      <style:text-properties officeooo:rsid="001f5a60" officeooo:paragraph-rsid="0026eca5"/>
    </style:style>
    <style:style style:name="P7" style:family="paragraph" style:parent-style-name="Standard">
      <style:text-properties style:text-underline-style="solid" style:text-underline-width="auto" style:text-underline-color="font-color" officeooo:rsid="001f5a60" officeooo:paragraph-rsid="001f5a60"/>
    </style:style>
    <style:style style:name="P8" style:family="paragraph" style:parent-style-name="Standard">
      <style:text-properties fo:font-weight="normal" officeooo:rsid="001f5a60" officeooo:paragraph-rsid="001f5a60" style:font-weight-asian="normal" style:font-weight-complex="normal"/>
    </style:style>
    <style:style style:name="T1" style:family="text">
      <style:text-properties officeooo:rsid="001f2475"/>
    </style:style>
    <style:style style:name="T2" style:family="text">
      <style:text-properties officeooo:rsid="001f5a60"/>
    </style:style>
    <style:style style:name="T3" style:family="text">
      <style:text-properties style:text-underline-style="solid" style:text-underline-width="auto" style:text-underline-color="font-color" officeooo:rsid="001f2475"/>
    </style:style>
    <style:style style:name="T4" style:family="text">
      <style:text-properties style:text-underline-style="solid" style:text-underline-width="auto" style:text-underline-color="font-color" officeooo:rsid="001f5a60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b02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6eca5"/>
    </style:style>
    <style:style style:name="T10" style:family="text">
      <style:text-properties officeooo:rsid="0028bf89"/>
    </style:style>
    <style:style style:name="T11" style:family="text">
      <style:text-properties officeooo:rsid="002aa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maximum</text:span></text:p>
      <text:p text:style-name="P1"><text:span text:style-name="T1">variable : </text:span></text:p>
      <text:p text:style-name="P2"><text:span text:style-name="T5">table<text:tab/></text:span> <text:tab/><text:span text:style-name="T9">liste #</text:span><text:span text:style-name="T2"> </text:span><text:span text:style-name="T9">liste d’entier – paramètre de la fontion</text:span></text:p>
      <text:p text:style-name="P4"><text:span text:style-name="T6">maxi<text:tab/><text:tab/></text:span>entier <text:s/><text:span text:style-name="T9"># va contenir le maximum de la liste</text:span></text:p>
      <text:p text:style-name="P6"><text:span text:style-name="T6">nombre<text:tab/></text:span>entier <text:span text:style-name="T9"># </text:span><text:span text:style-name="T10">va servir </text:span><text:span text:style-name="T9">compter dans la ta</text:span><text:span text:style-name="T10">ble</text:span></text:p>
      <text:p text:style-name="P6">DÉBUT</text:p>
      <text:p text:style-name="P5"><text:span text:style-name="T6">maxi ←</text:span> <text:span text:style-name="T8">1 -ième ÉLÉMENT DE </text:span><text:span text:style-name="T6">table </text:span></text:p>
      <text:p text:style-name="P4">POUR <text:span text:style-name="T6">nombre </text:span>DANS <text:span text:style-name="T6">table:</text:span></text:p>
      <text:p text:style-name="P4"><text:tab/>SI <text:span text:style-name="T6">maxi </text:span>&lt; <text:span text:style-name="T6">nombre:</text:span></text:p>
      <text:p text:style-name="P4"><text:tab/><text:tab/><text:span text:style-name="T6">maxi ← </text:span><text:s/><text:span text:style-name="T6">nombre</text:span></text:p>
      <text:p text:style-name="P4"><text:tab/>FIN SI</text:p>
      <text:p text:style-name="P4">FIN POUR</text:p>
      <text:p text:style-name="P4">RETOURNE <text:span text:style-name="T6">maxi</text:span></text:p>
      <text:p text:style-name="P4">FIN</text:p>
      <text:p text:style-name="P4"/>
      <text:p text:style-name="P7">rechercher</text:p>
      <text:p text:style-name="P4">variables:</text:p>
      <text:p text:style-name="P6"><text:span text:style-name="T6">valeur </text:span><text:tab/>entie<text:span text:style-name="T9">r # – paramètre de la fontion</text:span></text:p>
      <text:p text:style-name="P6"><text:span text:style-name="T6">table <text:tab/><text:tab/></text:span>liste <text:span text:style-name="T9"># liste d’entier – paramètre de la fontion</text:span></text:p>
      <text:p text:style-name="P8"><text:span text:style-name="T6">occurrence<text:tab/></text:span>liste <text:span text:style-name="T11">#liste d’entier les index</text:span></text:p>
      <text:p text:style-name="P8"><text:span text:style-name="T6">index<text:tab/><text:tab/></text:span>entier</text:p>
      <text:p text:style-name="P8">DÉBUT</text:p>
      <text:p text:style-name="P8">POUR <text:span text:style-name="T6">index</text:span> JUSQU’À LONGUEUR DE <text:span text:style-name="T6">table</text:span></text:p>
      <text:p text:style-name="P8"><text:tab/>SI <text:span text:style-name="T6">index </text:span>- ième ÉLÉMENT DE <text:span text:style-name="T6">table </text:span>= <text:span text:style-name="T6">valeur</text:span></text:p>
      <text:p text:style-name="P8"><text:tab/><text:tab/><text:span text:style-name="T6">occurrence ←</text:span> <text:s/><text:span text:style-name="T6">occurrence</text:span> + <text:span text:style-name="T6">valeur</text:span></text:p>
      <text:p text:style-name="P8"><text:tab/>FIN SI</text:p>
      <text:p text:style-name="P8">FIN POUR</text:p>
      <text:p text:style-name="P8">RETOURNE <text:span text:style-name="T6">occurrence</text:span></text:p>
      <text:p text:style-name="P8">FIN</text:p>
      <text:p text:style-name="P1"><text:span text:style-name="T3"/></text:p>
      <text:p text:style-name="P1"><text:span text:style-name="T3">m</text:span><text:span text:style-name="T4">inimum</text:span></text:p>
      <text:p text:style-name="P1"><text:span text:style-name="T1">variable : </text:span></text:p>
      <text:p text:style-name="P3"><text:span text:style-name="T5">table<text:tab/></text:span> <text:tab/><text:span text:style-name="T2">table </text:span><text:span text:style-name="T9"># – paramètre de la fontion</text:span></text:p>
      <text:p text:style-name="P4"><text:span text:style-name="T6">mini<text:tab/><text:tab/></text:span>entier</text:p>
      <text:p text:style-name="P4"><text:span text:style-name="T6">nombre<text:tab/></text:span>entier</text:p>
      <text:p text:style-name="P4">DÉBUT</text:p>
      <text:p text:style-name="P5"><text:span text:style-name="T6">mini ←</text:span><text:span text:style-name="T7"> </text:span><text:span text:style-name="T8">1 -ième ÉLÉMENT DE </text:span><text:span text:style-name="T6">table</text:span></text:p>
      <text:p text:style-name="P4">POUR <text:span text:style-name="T6">nombre </text:span>DANS <text:span text:style-name="T6">table:</text:span></text:p>
      <text:p text:style-name="P4"><text:tab/>SI <text:span text:style-name="T6">mini &gt;</text:span> <text:span text:style-name="T6">nombre:</text:span></text:p>
      <text:p text:style-name="P5"><text:tab/><text:tab/><text:span text:style-name="T6">mini ← nombre </text:span></text:p>
      <text:p text:style-name="P4"><text:tab/>FIN SI</text:p>
      <text:p text:style-name="P4">FIN POUR</text:p>
      <text:p text:style-name="P4">RETOURNE <text:span text:style-name="T6">mini</text:span></text:p>
      <text:p text:style-name="P8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oto Serif" svg:font-family="'Noto Serif'" style:font-family-generic="roman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0T15:30:55.317155147</meta:creation-date>
    <dc:date>2020-12-10T16:31:42.816496746</dc:date>
    <meta:editing-duration>PT15M14S</meta:editing-duration>
    <meta:editing-cycles>4</meta:editing-cycles>
    <meta:generator>LibreOffice/7.0.3.1$Linux_X86_64 LibreOffice_project/00$Build-1</meta:generator>
    <meta:document-statistic meta:table-count="0" meta:image-count="0" meta:object-count="0" meta:page-count="1" meta:paragraph-count="42" meta:word-count="151" meta:character-count="832" meta:non-whitespace-character-count="690"/>
  </office:meta>
</office:document-meta>
</file>